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9321A0DAC7B34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51cm, 3.606cm, 12.36cm, 5.97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1cm" svg:height="22.4cm" svg:x="1.092cm" svg:y="2.091cm">
          <draw:image xlink:href="Pictures/10000000000005E8000007E059321A0DAC7B342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8:42.154167040</dc:date>
    <meta:editing-duration>PT3M54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